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Roman" svg:font-family="'Nimbus Roma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9920a"/>
    </style:style>
    <style:style style:name="P2" style:family="paragraph" style:parent-style-name="Standard">
      <style:paragraph-properties fo:text-align="start" style:justify-single-word="false"/>
      <style:text-properties officeooo:paragraph-rsid="00315832"/>
    </style:style>
    <style:style style:name="P3" style:family="paragraph" style:parent-style-name="Standard">
      <style:paragraph-properties fo:text-align="start" style:justify-single-word="false"/>
      <style:text-properties style:font-name="Nimbus Roman" fo:font-size="12pt" officeooo:rsid="001b79b3" officeooo:paragraph-rsid="0019920a" style:font-size-asian="12pt" style:font-size-complex="12pt"/>
    </style:style>
    <style:style style:name="P4" style:family="paragraph" style:parent-style-name="Standard">
      <style:paragraph-properties fo:text-align="start" style:justify-single-word="false"/>
      <style:text-properties style:font-name="Nimbus Roman" fo:font-size="12pt" officeooo:rsid="001c45a3" officeooo:paragraph-rsid="0019920a" style:font-size-asian="12pt" style:font-size-complex="12pt"/>
    </style:style>
    <style:style style:name="P5" style:family="paragraph" style:parent-style-name="Standard">
      <style:paragraph-properties fo:text-align="start" style:justify-single-word="false"/>
      <style:text-properties style:font-name="Nimbus Roman" fo:font-size="12pt" officeooo:rsid="00213d0c" officeooo:paragraph-rsid="0019920a" style:font-size-asian="12pt" style:font-size-complex="12pt"/>
    </style:style>
    <style:style style:name="P6" style:family="paragraph" style:parent-style-name="Standard">
      <style:paragraph-properties fo:text-align="start" style:justify-single-word="false"/>
      <style:text-properties style:font-name="Nimbus Roman" fo:font-size="12pt" officeooo:rsid="00213d0c" officeooo:paragraph-rsid="00295b94" style:font-size-asian="12pt" style:font-size-complex="12pt"/>
    </style:style>
    <style:style style:name="P7" style:family="paragraph" style:parent-style-name="Standard">
      <style:paragraph-properties fo:text-align="start" style:justify-single-word="false"/>
      <style:text-properties style:font-name="Nimbus Roman" fo:font-size="12pt" officeooo:rsid="0024492f" officeooo:paragraph-rsid="0019920a" style:font-size-asian="12pt" style:font-size-complex="12pt"/>
    </style:style>
    <style:style style:name="P8" style:family="paragraph" style:parent-style-name="Standard">
      <style:paragraph-properties fo:text-align="start" style:justify-single-word="false"/>
      <style:text-properties officeooo:rsid="0021fec3" officeooo:paragraph-rsid="0021fec3"/>
    </style:style>
    <style:style style:name="P9" style:family="paragraph" style:parent-style-name="Standard">
      <style:text-properties style:font-name="0" fo:font-size="9pt" style:font-size-asian="9pt"/>
    </style:style>
    <style:style style:name="P10" style:family="paragraph" style:parent-style-name="Standard">
      <style:text-properties officeooo:paragraph-rsid="002fad28"/>
    </style:style>
    <style:style style:name="P11" style:family="paragraph" style:parent-style-name="Standard">
      <style:paragraph-properties fo:text-align="start" style:justify-single-word="false"/>
      <style:text-properties style:font-name="Nimbus Roman" fo:font-size="12pt" officeooo:rsid="0021fec3" officeooo:paragraph-rsid="0021fec3" style:font-size-asian="12pt" style:font-size-complex="12pt"/>
    </style:style>
    <style:style style:name="P12" style:family="paragraph" style:parent-style-name="Standard">
      <style:paragraph-properties fo:text-align="start" style:justify-single-word="false"/>
      <style:text-properties style:font-name="Nimbus Roman" fo:font-size="12pt" officeooo:rsid="00213d0c" officeooo:paragraph-rsid="00295b94" style:font-size-asian="12pt" style:font-size-complex="12pt"/>
    </style:style>
    <style:style style:name="P13" style:family="paragraph" style:parent-style-name="Standard">
      <style:text-properties fo:color="#004a43" style:font-name="0" fo:font-size="9pt" fo:font-style="normal" fo:font-weight="normal" style:font-size-asian="9pt" style:font-style-asian="normal" style:font-weight-asian="normal"/>
    </style:style>
    <style:style style:name="P14" style:family="paragraph" style:parent-style-name="Standard">
      <style:paragraph-properties fo:text-align="start" style:justify-single-word="false"/>
      <style:text-properties fo:color="#004a43" style:font-name="0" fo:font-size="9pt" fo:font-style="normal" fo:font-weight="normal" officeooo:rsid="0021fec3" officeooo:paragraph-rsid="0021fec3" style:font-size-asian="9pt" style:font-style-asian="normal" style:font-weight-asian="normal"/>
    </style:style>
    <style:style style:name="P15" style:family="paragraph" style:parent-style-name="Standard">
      <style:text-properties fo:color="#000000" style:font-name="0" fo:font-size="9pt" fo:font-style="normal" fo:font-weight="normal" style:font-size-asian="9pt" style:font-style-asian="normal" style:font-weight-asian="normal"/>
    </style:style>
    <style:style style:name="P16" style:family="paragraph" style:parent-style-name="Standard">
      <style:text-properties fo:color="#800080" style:font-name="0" fo:font-size="9pt" fo:font-style="normal" fo:font-weight="normal" style:font-size-asian="9pt" style:font-style-asian="normal" style:font-weight-asian="normal"/>
    </style:style>
    <style:style style:name="P17" style:family="paragraph" style:parent-style-name="Standard">
      <style:paragraph-properties fo:margin-top="0in" fo:margin-bottom="0.1965in" loext:contextual-spacing="false"/>
      <style:text-properties fo:color="#800080" style:font-name="0" fo:font-size="9pt" fo:font-style="normal" fo:font-weight="normal" style:font-size-asian="9pt" style:font-style-asian="normal" style:font-weight-asian="normal"/>
    </style:style>
    <style:style style:name="T1" style:family="text">
      <style:text-properties style:font-name="Nimbus Roman" fo:font-size="12pt" style:font-size-asian="12pt" style:font-size-complex="12pt"/>
    </style:style>
    <style:style style:name="T2" style:family="text">
      <style:text-properties style:font-name="Nimbus Roman" fo:font-size="12pt" officeooo:rsid="0024492f" style:font-size-asian="12pt" style:font-size-complex="12pt"/>
    </style:style>
    <style:style style:name="T3" style:family="text">
      <style:text-properties style:font-name="Nimbus Roman" fo:font-size="12pt" officeooo:rsid="00213d0c" style:font-size-asian="12pt" style:font-size-complex="12pt"/>
    </style:style>
    <style:style style:name="T4" style:family="text">
      <style:text-properties style:font-name="Nimbus Roman" fo:font-size="12pt" officeooo:rsid="001c45a3" style:font-size-asian="12pt" style:font-size-complex="12pt"/>
    </style:style>
    <style:style style:name="T5" style:family="text">
      <style:text-properties style:font-name="Nimbus Roman" fo:font-size="12pt" officeooo:rsid="002fad28" style:font-size-asian="12pt" style:font-size-complex="12pt"/>
    </style:style>
    <style:style style:name="T6" style:family="text">
      <style:text-properties style:font-name="Nimbus Roman" fo:font-size="12pt" officeooo:rsid="00315832" style:font-size-asian="12pt" style:font-size-complex="12pt"/>
    </style:style>
    <style:style style:name="T7" style:family="text">
      <style:text-properties style:font-name="Nimbus Roman" fo:font-size="12pt" officeooo:rsid="00328cd7" style:font-size-asian="12pt" style:font-size-complex="12pt"/>
    </style:style>
    <style:style style:name="T8" style:family="text">
      <style:text-properties style:font-name="Nimbus Roman" fo:font-size="12pt" officeooo:rsid="0034d916" style:font-size-asian="12pt" style:font-size-complex="12pt"/>
    </style:style>
    <style:style style:name="T9" style:family="text">
      <style:text-properties fo:color="#004a43" style:font-name="0" fo:font-size="9pt" fo:font-style="normal" fo:font-weight="normal" style:font-size-asian="9pt" style:font-style-asian="normal" style:font-weight-asian="normal"/>
    </style:style>
    <style:style style:name="T10" style:family="text">
      <style:text-properties fo:color="#800000" style:font-name="0" fo:font-size="9pt" style:font-size-asian="9pt"/>
    </style:style>
    <style:style style:name="T11" style:family="text">
      <style:text-properties fo:color="#800000" style:font-name="0" fo:font-size="9pt" fo:font-style="normal" fo:font-weight="bold" style:font-size-asian="9pt" style:font-style-asian="normal" style:font-weight-asian="bold"/>
    </style:style>
    <style:style style:name="T12" style:family="text">
      <style:text-properties fo:color="#800000" style:font-name="0" fo:font-size="9pt" fo:font-weight="bold" style:font-size-asian="9pt" style:font-weight-asian="bold"/>
    </style:style>
    <style:style style:name="T13" style:family="text">
      <style:text-properties fo:color="#40015a" style:font-name="0" fo:font-size="9pt" style:font-size-asian="9pt"/>
    </style:style>
    <style:style style:name="T14" style:family="text">
      <style:text-properties fo:color="#000000" style:font-name="0" fo:font-size="9pt" style:font-size-asian="9pt"/>
    </style:style>
    <style:style style:name="T15" style:family="text">
      <style:text-properties fo:color="#000000" style:font-name="0" fo:font-size="9pt" officeooo:rsid="002fad28" style:font-size-asian="9pt"/>
    </style:style>
    <style:style style:name="T16" style:family="text">
      <style:text-properties fo:color="#000000" style:font-name="0" fo:font-size="9pt" fo:font-style="normal" fo:font-weight="normal" style:font-size-asian="9pt" style:font-style-asian="normal" style:font-weight-asian="normal"/>
    </style:style>
    <style:style style:name="T17" style:family="text">
      <style:text-properties fo:color="#000000" style:font-name="0" fo:font-size="9pt" fo:font-style="normal" fo:font-weight="normal" officeooo:rsid="002fad28" style:font-size-asian="9pt" style:font-style-asian="normal" style:font-weight-asian="normal"/>
    </style:style>
    <style:style style:name="T18" style:family="text">
      <style:text-properties fo:color="#808030" style:font-name="0" fo:font-size="9pt" style:font-size-asian="9pt"/>
    </style:style>
    <style:style style:name="T19" style:family="text">
      <style:text-properties fo:color="#008c00" style:font-name="0" fo:font-size="9pt" style:font-size-asian="9pt"/>
    </style:style>
    <style:style style:name="T20" style:family="text">
      <style:text-properties fo:color="#800080" style:font-name="0" fo:font-size="9pt" style:font-size-asian="9pt"/>
    </style:style>
    <style:style style:name="T21" style:family="text">
      <style:text-properties fo:color="#800080" style:font-name="0" fo:font-size="9pt" fo:font-style="normal" fo:font-weight="normal" style:font-size-asian="9pt" style:font-style-asian="normal" style:font-weight-asian="normal"/>
    </style:style>
    <style:style style:name="T22" style:family="text">
      <style:text-properties fo:color="#696969" style:font-name="0" fo:font-size="9pt" style:font-size-asian="9pt"/>
    </style:style>
    <style:style style:name="T23" style:family="text">
      <style:text-properties fo:color="#603000" style:font-name="0" fo:font-size="9pt" style:font-size-asian="9pt"/>
    </style:style>
    <style:style style:name="T24" style:family="text">
      <style:text-properties fo:color="#0000e6" style:font-name="0" fo:font-size="9pt" style:font-size-asian="9pt"/>
    </style:style>
    <style:style style:name="T25" style:family="text">
      <style:text-properties fo:color="#666616" style:font-name="0" fo:font-size="9pt" fo:font-style="normal" fo:font-weight="normal" style:font-size-asian="9pt" style:font-style-asian="normal" style:font-weight-asian="normal"/>
    </style:style>
    <style:style style:name="T26" style:family="text">
      <style:text-properties officeooo:rsid="00315832"/>
    </style:style>
    <style:style style:name="T27" style:family="text">
      <style:text-properties officeooo:rsid="0034d9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CGR4161 – Introduction to Robotics</text:p>
      <text:p text:style-name="P3">Lab Assignment #<text:span text:style-name="T26">3</text:span></text:p>
      <text:p text:style-name="P4">Shengkai Xu</text:p>
      <text:p text:style-name="P4">02-<text:span text:style-name="T26">26</text:span>-2021</text:p>
      <text:p text:style-name="P4"/>
      <text:p text:style-name="P4">Objective:</text:p>
      <text:p text:style-name="P2"><text:span text:style-name="T4"><text:tab/></text:span><text:span text:style-name="T8">In this lab student are instructed to make robot to run 1 meter square using motor encoder. </text:span></text:p>
      <text:p text:style-name="P4"/>
      <text:p text:style-name="P6">URL of the video: </text:p>
      <text:p text:style-name="P6"><text:a xlink:type="simple" xlink:href="https://youtu.be/Na4BIT_Mrjs" text:style-name="Internet_20_link" text:visited-style-name="Visited_20_Internet_20_Link">https://youtu.be/Na4BIT_Mrjs</text:a></text:p>
      <text:p text:style-name="P5"/>
      <text:p text:style-name="P5">Commentary:</text:p>
      <text:p text:style-name="P1"><text:span text:style-name="T3"><text:tab/></text:span><text:span text:style-name="T6">There was many incorrect reading value when I connected the ultrasonic sensor directly to the micro controller board. Because of the voltage requirement and supply different between the board and ultrasonic sensor, the logic level converter was need to convert the logic value. Using logic level converter it eliminated the voltage fluctuation causing the error reading.</text:span></text:p>
      <text:p text:style-name="P7"/>
      <text:p text:style-name="P8"><text:span text:style-name="T2">C</text:span><text:span text:style-name="T1">ode Snippet: </text:span></text:p>
      <text:p text:style-name="P11"/>
      <text:p text:style-name="P14">#undef min</text:p>
      <text:p text:style-name="P13">#undef max</text:p>
      <text:p text:style-name="Standard"><text:span text:style-name="T9">#include </text:span><text:span text:style-name="T10">&lt;</text:span><text:span text:style-name="T13">algorithm</text:span><text:span text:style-name="T10">&gt;</text:span></text:p>
      <text:p text:style-name="P9"/>
      <text:p text:style-name="Standard"><text:span text:style-name="T11">const</text:span><text:span text:style-name="T14"> </text:span><text:span text:style-name="T12">int</text:span><text:span text:style-name="T14"> trigPin </text:span><text:span text:style-name="T18">=</text:span><text:span text:style-name="T14"> </text:span><text:span text:style-name="T19">32</text:span><text:span text:style-name="T20">;</text:span><text:span text:style-name="T14"> <text:s/></text:span><text:span text:style-name="T22">//This is Port Pin 3.5 on the MSP432 Launchpad</text:span></text:p>
      <text:p text:style-name="Standard"><text:span text:style-name="T11">const</text:span><text:span text:style-name="T14"> </text:span><text:span text:style-name="T12">int</text:span><text:span text:style-name="T14"> echoPin </text:span><text:span text:style-name="T18">=</text:span><text:span text:style-name="T14"> </text:span><text:span text:style-name="T19">33</text:span><text:span text:style-name="T20">;</text:span><text:span text:style-name="T14"> </text:span><text:span text:style-name="T22">//This is Port Pin 5.1 on the MSP432 Launchpad </text:span></text:p>
      <text:p text:style-name="P9"/>
      <text:p text:style-name="Standard"><text:span text:style-name="T16">constexpr </text:span><text:span text:style-name="T23">size_t</text:span><text:span text:style-name="T14"> SAMPLE_IDX </text:span><text:span text:style-name="T18">=</text:span><text:span text:style-name="T14"> </text:span><text:span text:style-name="T19">5</text:span><text:span text:style-name="T20">;</text:span></text:p>
      <text:p text:style-name="P9"/>
      <text:p text:style-name="Standard"><text:span text:style-name="T11">void</text:span><text:span text:style-name="T14"> setup</text:span><text:span text:style-name="T18">()</text:span><text:span text:style-name="T14"> </text:span><text:span text:style-name="T20">{</text:span></text:p>
      <text:p text:style-name="Standard"><text:span text:style-name="T16"><text:s text:c="2"/>pinMode</text:span><text:span text:style-name="T18">(</text:span><text:span text:style-name="T14">trigPin</text:span><text:span text:style-name="T18">,</text:span><text:span text:style-name="T14"> OUTPUT</text:span><text:span text:style-name="T18">)</text:span><text:span text:style-name="T20">;</text:span></text:p>
      <text:p text:style-name="Standard"><text:span text:style-name="T16"><text:s text:c="2"/>pinMode</text:span><text:span text:style-name="T18">(</text:span><text:span text:style-name="T14">echoPin</text:span><text:span text:style-name="T18">,</text:span><text:span text:style-name="T14"> INPUT</text:span><text:span text:style-name="T18">)</text:span><text:span text:style-name="T20">;</text:span><text:span text:style-name="T14"> <text:s text:c="5"/></text:span></text:p>
      <text:p text:style-name="P15"><text:s text:c="3"/></text:p>
      <text:p text:style-name="Standard"><text:span text:style-name="T16"><text:s text:c="2"/>Serial</text:span><text:span text:style-name="T18">.</text:span><text:span text:style-name="T14">begin</text:span><text:span text:style-name="T18">(</text:span><text:span text:style-name="T19">9600</text:span><text:span text:style-name="T18">)</text:span><text:span text:style-name="T20">;</text:span></text:p>
      <text:p text:style-name="Standard"><text:span text:style-name="T16"><text:s text:c="2"/>Serial</text:span><text:span text:style-name="T18">.</text:span><text:span text:style-name="T14">println</text:span><text:span text:style-name="T18">(</text:span><text:span text:style-name="T10">"</text:span><text:span text:style-name="T24">HC-SR04 Testing...</text:span><text:span text:style-name="T10">"</text:span><text:span text:style-name="T18">)</text:span><text:span text:style-name="T20">;</text:span><text:span text:style-name="T14"> <text:s/></text:span></text:p>
      <text:p text:style-name="P16">}</text:p>
      <text:p text:style-name="P9"/>
      <text:p text:style-name="Standard"><text:span text:style-name="T11">long</text:span><text:span text:style-name="T14"> get_sonar_val</text:span><text:span text:style-name="T18">()</text:span><text:span text:style-name="T14"> </text:span><text:span text:style-name="T20">{</text:span></text:p>
      <text:p text:style-name="Standard"><text:span text:style-name="T16"><text:s text:c="2"/></text:span><text:span text:style-name="T11">long</text:span><text:span text:style-name="T14"> samples</text:span><text:span text:style-name="T18">[</text:span><text:span text:style-name="T14">SAMPLE_IDX</text:span><text:span text:style-name="T18">]</text:span><text:span text:style-name="T20">;</text:span></text:p>
      <text:p text:style-name="Standard"><text:span text:style-name="T16"><text:s text:c="2"/></text:span><text:span text:style-name="T11">long</text:span><text:span text:style-name="T14"> centimeters</text:span><text:span text:style-name="T20">;</text:span></text:p>
      <text:p text:style-name="P15"><text:s text:c="2"/></text:p>
      <text:p text:style-name="Standard"><text:span text:style-name="T16"><text:s text:c="2"/></text:span><text:span text:style-name="T11">for</text:span><text:span text:style-name="T14"> </text:span><text:span text:style-name="T18">(</text:span><text:span text:style-name="T12">int</text:span><text:span text:style-name="T14"> i </text:span><text:span text:style-name="T18">=</text:span><text:span text:style-name="T14"> </text:span><text:span text:style-name="T19">0</text:span><text:span text:style-name="T20">;</text:span><text:span text:style-name="T14"> i </text:span><text:span text:style-name="T18">&lt;</text:span><text:span text:style-name="T14"> SAMPLE_IDX</text:span><text:span text:style-name="T20">;</text:span><text:span text:style-name="T14"> </text:span><text:span text:style-name="T18">++</text:span><text:span text:style-name="T14">i</text:span><text:span text:style-name="T18">)</text:span><text:span text:style-name="T14"> </text:span><text:span text:style-name="T20">{</text:span></text:p>
      <text:p text:style-name="Standard"><text:span text:style-name="T16"><text:s text:c="4"/>digitalWrite</text:span><text:span text:style-name="T18">(</text:span><text:span text:style-name="T14">trigPin</text:span><text:span text:style-name="T18">,</text:span><text:span text:style-name="T14"> LOW</text:span><text:span text:style-name="T18">)</text:span><text:span text:style-name="T20">;</text:span><text:span text:style-name="T14"> <text:s text:c="11"/></text:span></text:p>
      <text:p text:style-name="Standard"><text:span text:style-name="T16"><text:s text:c="4"/>delayMicroseconds</text:span><text:span text:style-name="T18">(</text:span><text:span text:style-name="T19">5</text:span><text:span text:style-name="T18">)</text:span><text:span text:style-name="T20">;</text:span><text:span text:style-name="T14"> <text:s text:c="16"/></text:span></text:p>
      <text:p text:style-name="Standard"><text:span text:style-name="T16"><text:s text:c="4"/>digitalWrite</text:span><text:span text:style-name="T18">(</text:span><text:span text:style-name="T14">trigPin</text:span><text:span text:style-name="T18">,</text:span><text:span text:style-name="T14"> HIGH</text:span><text:span text:style-name="T18">)</text:span><text:span text:style-name="T20">;</text:span><text:span text:style-name="T14"> <text:s text:c="10"/></text:span></text:p>
      <text:p text:style-name="Standard"><text:span text:style-name="T16"><text:s text:c="4"/>delayMicroseconds</text:span><text:span text:style-name="T18">(</text:span><text:span text:style-name="T19">10</text:span><text:span text:style-name="T18">)</text:span><text:span text:style-name="T20">;</text:span><text:span text:style-name="T14"> <text:s text:c="14"/></text:span></text:p>
      <text:p text:style-name="P9"/>
      <text:p text:style-name="Standard"><text:span text:style-name="T16"><text:s text:c="4"/>samples</text:span><text:span text:style-name="T18">[</text:span><text:span text:style-name="T14">i</text:span><text:span text:style-name="T18">]</text:span><text:span text:style-name="T14"> </text:span><text:span text:style-name="T18">=</text:span><text:span text:style-name="T14"> pulseIn</text:span><text:span text:style-name="T18">(</text:span><text:span text:style-name="T14">echoPin</text:span><text:span text:style-name="T18">,</text:span><text:span text:style-name="T14"> HIGH</text:span><text:span text:style-name="T18">)</text:span><text:span text:style-name="T20">;</text:span></text:p>
      <text:p text:style-name="P15"><text:s text:c="6"/></text:p>
      <text:p text:style-name="Standard"><text:span text:style-name="T16"><text:s text:c="4"/>centimeters </text:span><text:span text:style-name="T18">=</text:span><text:span text:style-name="T14"> samples</text:span><text:span text:style-name="T18">[</text:span><text:span text:style-name="T14">i</text:span><text:span text:style-name="T18">]</text:span><text:span text:style-name="T14"> </text:span><text:span text:style-name="T18">/</text:span><text:span text:style-name="T14"> </text:span><text:span text:style-name="T19">58</text:span><text:span text:style-name="T20">;</text:span><text:span text:style-name="T14"> <text:s/></text:span></text:p>
      <text:p text:style-name="P15"><text:s text:c="2"/></text:p>
      <text:p text:style-name="Standard"><text:span text:style-name="T16"><text:s text:c="4"/>Serial</text:span><text:span text:style-name="T18">.</text:span><text:span text:style-name="T14">print</text:span><text:span text:style-name="T18">(</text:span><text:span text:style-name="T10">"</text:span><text:span text:style-name="T24">Distance = </text:span><text:span text:style-name="T10">"</text:span><text:span text:style-name="T18">)</text:span><text:span text:style-name="T20">;</text:span></text:p>
      <text:p text:style-name="Standard"><text:span text:style-name="T16"><text:s text:c="4"/>Serial</text:span><text:span text:style-name="T18">.</text:span><text:span text:style-name="T14">print</text:span><text:span text:style-name="T18">(</text:span><text:span text:style-name="T10">"</text:span><text:span text:style-name="T24"> <text:s text:c="6"/></text:span><text:span text:style-name="T10">"</text:span><text:span text:style-name="T18">)</text:span><text:span text:style-name="T20">;</text:span></text:p>
      <text:p text:style-name="Standard"><text:span text:style-name="T16"><text:s text:c="4"/>Serial</text:span><text:span text:style-name="T18">.</text:span><text:span text:style-name="T14">print</text:span><text:span text:style-name="T18">(</text:span><text:span text:style-name="T14">centimeters</text:span><text:span text:style-name="T18">)</text:span><text:span text:style-name="T20">;</text:span></text:p>
      <text:p text:style-name="Standard"><text:span text:style-name="T16"><text:s text:c="4"/>Serial</text:span><text:span text:style-name="T18">.</text:span><text:span text:style-name="T14">println</text:span><text:span text:style-name="T18">(</text:span><text:span text:style-name="T10">"</text:span><text:span text:style-name="T24"> centimeters</text:span><text:span text:style-name="T10">"</text:span><text:span text:style-name="T18">)</text:span><text:span text:style-name="T20">;</text:span></text:p>
      <text:p text:style-name="P15"><text:s text:c="4"/></text:p>
      <text:p text:style-name="Standard"><text:span text:style-name="T16"><text:s text:c="4"/>delay</text:span><text:span text:style-name="T18">(</text:span><text:span text:style-name="T19">1000</text:span><text:span text:style-name="T18">)</text:span><text:span text:style-name="T20">;</text:span></text:p>
      <text:p text:style-name="Standard"><text:span text:style-name="T16"><text:s text:c="2"/></text:span><text:span text:style-name="T21">}</text:span></text:p>
      <text:p text:style-name="P9"><text:soft-page-break/></text:p>
      <text:p text:style-name="Standard"><text:span text:style-name="T16"><text:s text:c="2"/></text:span><text:span text:style-name="T25">std</text:span><text:span text:style-name="T20">::</text:span><text:span text:style-name="T23">sort</text:span><text:span text:style-name="T18">(</text:span><text:span text:style-name="T14">samples</text:span><text:span text:style-name="T18">,</text:span><text:span text:style-name="T14"> samples </text:span><text:span text:style-name="T18">+</text:span><text:span text:style-name="T14"> SAMPLE_IDX</text:span><text:span text:style-name="T18">)</text:span><text:span text:style-name="T20">;</text:span></text:p>
      <text:p text:style-name="P9"/>
      <text:p text:style-name="Standard"><text:span text:style-name="T16"><text:s text:c="2"/></text:span><text:span text:style-name="T11">if</text:span><text:span text:style-name="T14"> </text:span><text:span text:style-name="T18">(</text:span><text:span text:style-name="T14">SAMPLE_IDX </text:span><text:span text:style-name="T18">%</text:span><text:span text:style-name="T14"> </text:span><text:span text:style-name="T19">2</text:span><text:span text:style-name="T14"> </text:span><text:span text:style-name="T18">==</text:span><text:span text:style-name="T14"> </text:span><text:span text:style-name="T19">1</text:span><text:span text:style-name="T18">)</text:span><text:span text:style-name="T14"> </text:span><text:span text:style-name="T20">{</text:span></text:p>
      <text:p text:style-name="Standard"><text:span text:style-name="T16"><text:s text:c="4"/></text:span><text:span text:style-name="T11">return</text:span><text:span text:style-name="T14"> samples</text:span><text:span text:style-name="T18">[(</text:span><text:span text:style-name="T14">SAMPLE_IDX </text:span><text:span text:style-name="T18">/</text:span><text:span text:style-name="T14"> </text:span><text:span text:style-name="T19">2</text:span><text:span text:style-name="T18">)</text:span><text:span text:style-name="T14"> </text:span><text:span text:style-name="T18">+</text:span><text:span text:style-name="T14"> </text:span><text:span text:style-name="T19">1</text:span><text:span text:style-name="T18">]</text:span><text:span text:style-name="T20">;</text:span></text:p>
      <text:p text:style-name="Standard"><text:span text:style-name="T16"><text:s text:c="2"/></text:span><text:span text:style-name="T21">}</text:span><text:span text:style-name="T14"> </text:span><text:span text:style-name="T12">else</text:span><text:span text:style-name="T14"> </text:span><text:span text:style-name="T20">{</text:span></text:p>
      <text:p text:style-name="Standard"><text:span text:style-name="T16"><text:s text:c="4"/></text:span><text:span text:style-name="T11">return</text:span><text:span text:style-name="T14"> </text:span><text:span text:style-name="T18">(</text:span><text:span text:style-name="T14"> samples</text:span><text:span text:style-name="T18">[(</text:span><text:span text:style-name="T14">SAMPLE_IDX </text:span><text:span text:style-name="T18">/</text:span><text:span text:style-name="T14"> </text:span><text:span text:style-name="T19">2</text:span><text:span text:style-name="T18">)</text:span><text:span text:style-name="T14"> </text:span><text:span text:style-name="T18">+</text:span><text:span text:style-name="T14"> </text:span><text:span text:style-name="T19">1</text:span><text:span text:style-name="T18">]</text:span><text:span text:style-name="T14"> </text:span><text:span text:style-name="T18">+</text:span><text:span text:style-name="T14"> samples</text:span><text:span text:style-name="T18">[(</text:span><text:span text:style-name="T14">SAMPLE_IDX </text:span><text:span text:style-name="T18">/</text:span><text:span text:style-name="T14"> </text:span><text:span text:style-name="T19">2</text:span><text:span text:style-name="T18">)</text:span><text:span text:style-name="T14"> </text:span><text:span text:style-name="T18">+</text:span><text:span text:style-name="T14"> </text:span><text:span text:style-name="T19">1</text:span><text:span text:style-name="T18">]</text:span><text:span text:style-name="T14"> </text:span><text:span text:style-name="T18">)</text:span><text:span text:style-name="T14"> </text:span><text:span text:style-name="T18">/</text:span><text:span text:style-name="T14"> </text:span><text:span text:style-name="T19">2</text:span><text:span text:style-name="T20">;</text:span></text:p>
      <text:p text:style-name="Standard"><text:span text:style-name="T16"><text:s text:c="2"/></text:span><text:span text:style-name="T21">}</text:span></text:p>
      <text:p text:style-name="P16">}</text:p>
      <text:p text:style-name="P9"/>
      <text:p text:style-name="Standard"><text:span text:style-name="T11">void</text:span><text:span text:style-name="T14"> loop</text:span><text:span text:style-name="T18">()</text:span><text:span text:style-name="T14"> </text:span><text:span text:style-name="T20">{</text:span></text:p>
      <text:p text:style-name="Standard"><text:span text:style-name="T16"><text:s text:c="2"/></text:span><text:span text:style-name="T11">long</text:span><text:span text:style-name="T14"> </text:span><text:span text:style-name="T15">pulseLen</text:span><text:span text:style-name="T20">;</text:span><text:span text:style-name="T14"> </text:span></text:p>
      <text:p text:style-name="Standard"><text:span text:style-name="T16"><text:s text:c="2"/></text:span><text:span text:style-name="T11">long</text:span><text:span text:style-name="T14"> centimeters</text:span><text:span text:style-name="T20">;</text:span><text:span text:style-name="T14"> </text:span></text:p>
      <text:p text:style-name="P15"><text:s text:c="2"/></text:p>
      <text:p text:style-name="P10"><text:span text:style-name="T16"><text:s text:c="2"/></text:span><text:span text:style-name="T17">pulseLen</text:span><text:span text:style-name="T16"> </text:span><text:span text:style-name="T18">=</text:span><text:span text:style-name="T14"> get_sonar_val</text:span><text:span text:style-name="T18">()</text:span><text:span text:style-name="T20">;</text:span></text:p>
      <text:p text:style-name="P10"><text:span text:style-name="T16"><text:s text:c="2"/>inches </text:span><text:span text:style-name="T18">=</text:span><text:span text:style-name="T14"> </text:span><text:span text:style-name="T15">pulseLen</text:span><text:span text:style-name="T14"> </text:span><text:span text:style-name="T18">/</text:span><text:span text:style-name="T14"> </text:span><text:span text:style-name="T19">148</text:span><text:span text:style-name="T20">;</text:span><text:span text:style-name="T14"> </text:span></text:p>
      <text:p text:style-name="P10"><text:span text:style-name="T16"><text:s text:c="2"/>centimeters </text:span><text:span text:style-name="T18">=</text:span><text:span text:style-name="T14"> </text:span><text:span text:style-name="T15">pulseLen</text:span><text:span text:style-name="T14"> </text:span><text:span text:style-name="T18">/</text:span><text:span text:style-name="T14"> </text:span><text:span text:style-name="T19">58</text:span><text:span text:style-name="T20">;</text:span><text:span text:style-name="T14"> </text:span></text:p>
      <text:p text:style-name="P15"><text:s text:c="34"/></text:p>
      <text:p text:style-name="Standard"><text:span text:style-name="T16"><text:s text:c="2"/>Serial</text:span><text:span text:style-name="T18">.</text:span><text:span text:style-name="T14">print</text:span><text:span text:style-name="T18">(</text:span><text:span text:style-name="T10">"</text:span><text:span text:style-name="T24">Median distance = </text:span><text:span text:style-name="T10">"</text:span><text:span text:style-name="T18">)</text:span><text:span text:style-name="T20">;</text:span></text:p>
      <text:p text:style-name="Standard"><text:span text:style-name="T16"><text:s text:c="2"/>Serial</text:span><text:span text:style-name="T18">.</text:span><text:span text:style-name="T14">print</text:span><text:span text:style-name="T18">(</text:span><text:span text:style-name="T10">"</text:span><text:span text:style-name="T24"> <text:s text:c="6"/></text:span><text:span text:style-name="T10">"</text:span><text:span text:style-name="T18">)</text:span><text:span text:style-name="T20">;</text:span></text:p>
      <text:p text:style-name="Standard"><text:span text:style-name="T16"><text:s text:c="2"/>Serial</text:span><text:span text:style-name="T18">.</text:span><text:span text:style-name="T14">print</text:span><text:span text:style-name="T18">(</text:span><text:span text:style-name="T14">centimeters</text:span><text:span text:style-name="T18">)</text:span><text:span text:style-name="T20">;</text:span></text:p>
      <text:p text:style-name="Standard"><text:span text:style-name="T16"><text:s text:c="2"/>Serial</text:span><text:span text:style-name="T18">.</text:span><text:span text:style-name="T14">println</text:span><text:span text:style-name="T18">(</text:span><text:span text:style-name="T10">"</text:span><text:span text:style-name="T24"> centimeters</text:span><text:span text:style-name="T10">"</text:span><text:span text:style-name="T18">)</text:span><text:span text:style-name="T20">;</text:span></text:p>
      <text:p text:style-name="Standard"><text:span text:style-name="T16"><text:s text:c="2"/>delay</text:span><text:span text:style-name="T18">(</text:span><text:span text:style-name="T19">5000</text:span><text:span text:style-name="T18">)</text:span><text:span text:style-name="T20">;</text:span></text:p>
      <text:p text:style-name="P17">}</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Roman" svg:font-family="'Nimbus Roman'"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5:07:32.050654695</meta:creation-date>
    <dc:date>2021-03-10T00:28:22.604897599</dc:date>
    <meta:editing-duration>P1DT9H20M14S</meta:editing-duration>
    <meta:editing-cycles>9</meta:editing-cycles>
    <meta:generator>LibreOffice/6.4.6.2$Linux_X86_64 LibreOffice_project/40$Build-2</meta:generator>
    <meta:document-statistic meta:table-count="0" meta:image-count="0" meta:object-count="0" meta:page-count="2" meta:paragraph-count="65" meta:word-count="253" meta:character-count="2001" meta:non-whitespace-character-count="1568"/>
  </office:meta>
</office:document-meta>
</file>